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nitOfWorkImpl.createLock( Lockable lockable , int ver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nitOfWorkImpl.registerNew( Transaction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OfWorkImpl.registerRemoved( Transaction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OfWorkImpl.registerDirty( Transactionable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OfWorkImpl.removeLock( Lockable lockab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nitOfWorkImpl.getIdent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OfWorkImpl.rese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tOfWorkImpl.UnitOfWorkImpl( IdentityMap map , Identity identity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nitOfWorkImpl.isDirty( Transactionable transactionab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nitOfWorkImpl.getIdentity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nitOfWorkImpl.commit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">
            <text:p text:style-name="Table_20_Contents">5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UnitOfWorkImpl.rollback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